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WW8Num2">
      <style:paragraph-properties>
        <style:tab-stops>
          <style:tab-stop style:position="0.75in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 style:list-style-name="WW8Num2">
      <style:paragraph-properties>
        <style:tab-stops>
          <style:tab-stop style:position="0.5in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>
      <style:text-properties fo:font-size="11pt" fo:language="en" fo:country="US" style:font-size-asian="11pt" style:language-asian="zxx" style:country-asian="none" style:font-size-complex="11pt" style:language-complex="ar" style:country-complex="SA"/>
    </style:style>
    <style:style style:name="P7" style:family="paragraph" style:parent-style-name="Standard" style:list-style-name="WW8Num1">
      <style:paragraph-properties>
        <style:tab-stops>
          <style:tab-stop style:position="0.5in"/>
        </style:tab-stops>
      </style:paragraph-properties>
      <style:text-properties fo:font-size="11pt" fo:language="en" fo:country="US" style:font-size-asian="11pt" style:language-asian="zxx" style:country-asian="none" style:font-size-complex="11pt" style:language-complex="ar" style:country-complex="SA"/>
    </style:style>
    <style:style style:name="P8" style:family="paragraph" style:parent-style-name="Standard">
      <style:text-properties fo:font-size="11pt" fo:language="en" fo:country="US" fo:font-weight="bold" style:font-size-asian="11pt" style:language-asian="zxx" style:country-asian="none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text-properties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10" style:family="paragraph" style:parent-style-name="Standard" style:list-style-name="WW8Num2">
      <style:paragraph-properties>
        <style:tab-stops>
          <style:tab-stop style:position="0.5in"/>
        </style:tab-stops>
      </style:paragraph-properties>
      <style:text-properties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11" style:family="paragraph" style:parent-style-name="Standard" style:list-style-name="WW8Num2">
      <style:paragraph-properties>
        <style:tab-stops>
          <style:tab-stop style:position="0.75in"/>
        </style:tab-stops>
      </style:paragraph-properties>
      <style:text-properties fo:font-size="11pt" fo:language="en" fo:country="US" fo:font-weight="normal" style:font-size-asian="11pt" style:language-asian="zxx" style:country-asian="none" style:font-weight-asian="normal" style:font-size-complex="11pt" style:language-complex="ar" style:country-complex="SA" style:font-weight-complex="normal"/>
    </style:style>
    <style:style style:name="P1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0pt" fo:language="en" fo:country="US" style:font-size-asian="10pt" style:language-asian="zxx" style:country-asian="none" style:font-size-complex="10pt" style:language-complex="ar" style:country-complex="SA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0pt" fo:language="en" fo:country="US" fo:font-style="italic" style:font-size-asian="10pt" style:language-asian="zxx" style:country-asian="none" style:font-style-asian="italic" style:font-size-complex="10pt" style:language-complex="ar" style:country-complex="SA" style:font-style-complex="italic"/>
    </style:style>
    <style:style style:name="P17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margin-left="0.5in" fo:margin-right="0in" fo:text-indent="0in" style:auto-text-indent="false">
        <style:tab-stops>
          <style:tab-stop style:position="1in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Address_20_2">
      <style:paragraph-properties>
        <style:tab-stops>
          <style:tab-stop style:position="0.5in"/>
        </style:tab-stops>
      </style:paragraph-properties>
    </style:style>
    <style:style style:name="P20" style:family="paragraph" style:parent-style-name="Address_20_2">
      <style:paragraph-properties>
        <style:tab-stops>
          <style:tab-stop style:position="0.5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Address_20_1">
      <style:text-properties fo:font-variant="small-caps" style:use-window-font-color="true" style:font-name="FreeSerif" fo:font-size="18pt" fo:letter-spacing="0.0417in" fo:language="en" fo:country="US" style:font-name-asian="Times New Roman" style:font-size-asian="18pt" style:language-asian="zxx" style:country-asian="none" style:font-name-complex="Times New Roman" style:font-size-complex="18pt" style:language-complex="ar" style:country-complex="SA"/>
    </style:style>
    <style:style style:name="P22" style:family="paragraph" style:parent-style-name="Address_20_1" style:master-page-name="Standard">
      <style:paragraph-properties style:page-number="auto"/>
      <style:text-properties fo:font-variant="small-caps" style:use-window-font-color="true" style:font-name="FreeSerif" fo:font-size="18pt" fo:letter-spacing="0.0417in" fo:language="en" fo:country="US" style:font-name-asian="Times New Roman" style:font-size-asian="18pt" style:language-asian="zxx" style:country-asian="none" style:font-name-complex="Times New Roman" style:font-size-complex="18pt" style:language-complex="ar" style:country-complex="SA"/>
    </style:style>
    <style:style style:name="T1" style:family="text">
      <style:text-properties style:font-name="FreeSerif"/>
    </style:style>
    <style:style style:name="T2" style:family="text">
      <style:text-properties fo:font-variant="normal" fo:text-transform="none" style:use-window-font-color="true" style:font-name="FreeSerif" fo:font-size="10pt" fo:letter-spacing="normal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3" style:family="text">
      <style:text-properties fo:font-variant="normal" fo:text-transform="none" style:use-window-font-color="true" style:font-name="FreeSerif" fo:font-size="10pt" fo:letter-spacing="normal" fo:language="en" fo:country="US" fo:font-style="italic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4" style:family="text">
      <style:text-properties fo:font-variant="normal" fo:text-transform="none" fo:language="en" fo:country="US"/>
    </style:style>
    <style:style style:name="T5" style:family="text">
      <style:text-properties fo:font-variant="normal" fo:text-transform="none" style:font-name="FreeSerif" fo:font-size="10pt" fo:letter-spacing="normal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6" style:family="text">
      <style:text-properties fo:font-variant="normal" fo:text-transform="none" style:font-name="FreeSerif" fo:font-size="10pt" fo:letter-spacing="normal" fo:language="en" fo:country="US" fo:font-style="italic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7" style:family="text">
      <style:text-properties fo:font-style="italic"/>
    </style:style>
    <style:style style:name="T8" style:family="text">
      <style:text-properties style:font-style-asian="italic"/>
    </style:style>
    <style:style style:name="T9" style:family="text">
      <style:text-properties style:font-style-complex="italic"/>
    </style:style>
    <style:style style:name="T10" style:family="text">
      <style:text-properties fo:font-size="11pt" fo:language="en" fo:country="US" fo:font-weight="bold" style:font-size-asian="11pt" style:language-asian="zxx" style:country-asian="none" style:font-weight-asian="bold" style:font-size-complex="11pt" style:language-complex="ar" style:country-complex="SA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weight="bold"/>
    </style:style>
    <style:style style:name="T13" style:family="text">
      <style:text-properties style:font-weight-asian="bold"/>
    </style:style>
    <style:style style:name="T14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oper Quintin</text:p>
      <text:p text:style-name="Address_20_2"><text:span text:style-name="T1"><text:s/>P.O. Box 190471 <text:s/>San Francisco, CA. 94119 <text:s/></text:span></text:p>
      <text:p text:style-name="Address_20_2"><text:span text:style-name="T2">Tel: (510) 827-5382 / E-mail: </text:span><text:a xlink:type="simple" xlink:href="mailto:cooperq@cooperq.com"><text:span text:style-name="Internet_20_link"><text:span text:style-name="T5">cooperq@cooperq.com</text:span></text:span></text:a></text:p>
      <text:p text:style-name="P6">Skills</text:p>
      <text:list text:style-name="WW8Num1">
        <text:list-item>
          <text:p text:style-name="P7">5 years of personal experience in linux system administration and programming. <text:s/>.</text:p>
        </text:list-item>
        <text:list-item>
          <text:p text:style-name="P7">Linux system administration, multiple flavors (Redhat, CentOS, Debian, Ubuntu, Gentoo)</text:p>
        </text:list-item>
        <text:list-item>
          <text:p text:style-name="P7">MySQL Server setup and maintenance, including MySQL Cluster setup and maintenance</text:p>
        </text:list-item>
        <text:list-item>
          <text:p text:style-name="P7">Database administration and backup strategies</text:p>
        </text:list-item>
        <text:list-item>
          <text:p text:style-name="P7">Apache administration, Shell Scripting (Bash, CSH)</text:p>
        </text:list-item>
        <text:list-item>
          <text:p text:style-name="P7">Extensive PHP programming experience including Object Oriented and MVC techniques, 5 years experience.</text:p>
        </text:list-item>
        <text:list-item>
          <text:p text:style-name="P7">Can write code competently and confidently in Python.</text:p>
        </text:list-item>
        <text:list-item>
          <text:p text:style-name="P7">Can read Perl and C/C++</text:p>
        </text:list-item>
        <text:list-item>
          <text:p text:style-name="P7">Nagios system monitoring</text:p>
        </text:list-item>
        <text:list-item>
          <text:p text:style-name="P7">MS Windows (95-Vista) installation and configuration</text:p>
        </text:list-item>
        <text:list-item>
          <text:p text:style-name="P7">Hardware installation and configuration</text:p>
        </text:list-item>
        <text:list-item>
          <text:p text:style-name="P7">Ruby Programming, Ruby on Rails Framework, Monit, Capistrano, Mongrel 1 year experience.</text:p>
        </text:list-item>
        <text:list-item>
          <text:p text:style-name="P7">MVC architecture, Object Oriented Programming and Agile development techniques</text:p>
        </text:list-item>
        <text:list-item>
          <text:p text:style-name="P7">Facebook API</text:p>
        </text:list-item>
        <text:list-item>
          <text:p text:style-name="P7">Adobe Creative Suite and GIMP</text:p>
        </text:list-item>
        <text:list-item>
          <text:p text:style-name="P7">HTML, CSS, Javascript, Jquery, script.aculo.us and AJAX techniques.</text:p>
        </text:list-item>
        <text:list-item>
          <text:p text:style-name="P7">Drupal installation, development and maintenance, Drupal API, Mediawiki, Dekiwiki, and WordPress</text:p>
        </text:list-item>
        <text:list-item>
          <text:p text:style-name="P7">Git, CVS and Subversion version control systems, Git and Subversion administration</text:p>
        </text:list-item>
        <text:list-item>
          <text:p text:style-name="P7">Xen and VMWare Server</text:p>
        </text:list-item>
        <text:list-item>
          <text:p text:style-name="P7">Operating System and Web application level security</text:p>
        </text:list-item>
      </text:list>
      <text:p text:style-name="P6"/>
      <text:p text:style-name="P8">Contract Work<text:tab/><text:tab/><text:tab/><text:tab/><text:tab/><text:tab/><text:tab/><text:tab/><text:tab/><text:tab/>2007-Present</text:p>
      <text:p text:style-name="P9"/>
      <text:list text:style-name="WW8Num2">
        <text:list-item>
          <text:p text:style-name="P10">Adbusters Magazine</text:p>
          <text:list>
            <text:list-item>
              <text:p text:style-name="P11">Debugging and feature implementation for the Adbusters website running on a LAMP stack. PHP programming and lite system administration on CentOS 5. <text:s/>Implemented version control using GIT and implemented 3 tier system for development, testing and production environments. <text:s/>Custom module development.</text:p>
            </text:list-item>
          </text:list>
        </text:list-item>
        <text:list-item>
          <text:p text:style-name="P10">Fratsor.com</text:p>
          <text:list>
            <text:list-item>
              <text:p text:style-name="P11">Created social networking website for members of fraternal organizations. <text:s/>Used Drupal framework to build the site. <text:s/>Drupal module programming and theme design and managed hosting for the site.</text:p>
            </text:list-item>
          </text:list>
        </text:list-item>
        <text:list-item>
          <text:p text:style-name="P10">Hollywood Can Suck It</text:p>
          <text:list>
            <text:list-item>
              <text:p text:style-name="P11">Created Blog, Forum and E-Commerce website using the Drupal Framework. <text:s/>Custom module and theme development.</text:p>
            </text:list-item>
          </text:list>
        </text:list-item>
        <text:list-item>
          <text:p text:style-name="P10">WikiAudio</text:p>
          <text:list>
            <text:list-item>
              <text:p text:style-name="P11">Built wiki website for customer using DekiWiki software and Drupal for a related social network. Customer later changed to a MediaWiki implementation due to stability issues with DekiWiki</text:p>
            </text:list-item>
          </text:list>
        </text:list-item>
        <text:list-item>
          <text:p text:style-name="P10">Greenpeace</text:p>
          <text:list>
            <text:list-item>
              <text:p text:style-name="P11">Debugged and added features to Greenpeace's custom CRM software</text:p>
            </text:list-item>
          </text:list>
        </text:list-item>
        <text:list-item>
          <text:p text:style-name="P10">BleacherReport.com</text:p>
          <text:list>
            <text:list-item>
              <text:p text:style-name="P2">Wrote custom software and maintained existing software using Ruby On Rails, PHP and the Facebook API Maintained Security and Usability on 5 servers for all employees of the company. Implemented version control with subversion and Capistrano. Set up Nagios monitoring. <text:s/>Optimized existing database queries.</text:p>
            </text:list-item>
          </text:list>
        </text:list-item>
      </text:list>
      <text:p text:style-name="P18"/>
      <text:p text:style-name="P16"/>
      <text:p text:style-name="P15">Page 1/2</text:p>
      <text:p text:style-name="P21"><text:soft-page-break/>Cooper Quintin</text:p>
      <text:p text:style-name="Address_20_2"><text:span text:style-name="T1"><text:s/>P.O. Box 190471 <text:s/>San Francisco, CA. 94119 <text:s/></text:span></text:p>
      <text:p text:style-name="P19"><text:span text:style-name="T3">Tel: (510) 827-5382 / E-mail: </text:span><text:a xlink:type="simple" xlink:href="mailto:cooperq@cooperq.com"><text:span text:style-name="Internet_20_link"><text:span text:style-name="T6">cooperq@cooperq.com</text:span></text:span></text:a></text:p>
      <text:p text:style-name="P20"/>
      <text:p text:style-name="P13">Contract Work (cont.)</text:p>
      <text:p text:style-name="P3"/>
      <text:list text:style-name="WW8Num2">
        <text:list-item>
          <text:p text:style-name="P4">Jaxtr.com</text:p>
          <text:list>
            <text:list-item>
              <text:p text:style-name="P2">Set up working MySQL cluster and Nagios system on an 8 node network. For a VOIP services company. <text:s/>Performed general maintenance on the servers as well as Bash scripting and security auditing. <text:s/>Also, wrote custom plugins for Nagios.</text:p>
            </text:list-item>
          </text:list>
        </text:list-item>
      </text:list>
      <text:p text:style-name="Standard"/>
      <text:p text:style-name="P8">Work Experience</text:p>
      <text:p text:style-name="P5"/>
      <text:p text:style-name="P5">Host For Web<text:tab/><text:tab/><text:tab/><text:tab/><text:tab/><text:tab/><text:tab/>System Administrator/Level 3 Tech Support</text:p>
      <text:p text:style-name="P6">2006-2007</text:p>
      <text:p text:style-name="P1">Responsible for the observation and maintenance of over 100 Linux servers serving over 3000 clients. <text:s/>Duties included: technical support, fixing servers, writing scripts <text:s/>to solve problems, configuring servers and auditing system security.</text:p>
      <text:p text:style-name="P1"/>
      <text:p text:style-name="P1">Phoenix IT<text:tab/><text:tab/><text:tab/><text:tab/><text:tab/><text:tab/><text:tab/>Tech Support</text:p>
      <text:p text:style-name="P1">2005-2006</text:p>
      <text:p text:style-name="P1">Custom, in-home, tech support for windows users. <text:s/>Removing viruses, spyware. <text:s/>Installing software, hardware. <text:s/>Fine tuning computers to run faster. <text:s/>Education of users on computer techniques and methods.</text:p>
      <text:p text:style-name="P1"/>
      <text:p text:style-name="P12">Volunteer Experience</text:p>
      <text:p text:style-name="P14"/>
      <text:p text:style-name="P14">Education and Writing</text:p>
      <text:p text:style-name="P14">2003-Present</text:p>
      <text:p text:style-name="P1">I have been working with a loose group of other individuals for 5 years now, educating and training local activists in the responsible use of technology. <text:s/>I have been teaching things such as, encryption and anonymity techniques to basic computer use. <text:s/>During this time I have also written a number of articles for the blog and associated magazine of this collective. <text:s/>I have additionally set up and maintained all associated services of the collective (LAMP Server, mail server, mailman, IRC, Jabber). <text:s/>And worked on custom software to aid activists with them. <text:s/>Also, I have programmed a number of custom CMS's for this group.</text:p>
      <text:p text:style-name="Standard"/>
      <text:p text:style-name="P1">Food Not Bombs</text:p>
      <text:p text:style-name="P1">2006-Present</text:p>
      <text:p text:style-name="P1">Food not Bombs cooks and serves free food to homeless people or anyone else who wants it. <text:s/>I have been cooking and serving with them off and on for a number of years now.</text:p>
      <text:p text:style-name="Standard"/>
      <text:p text:style-name="P12">References</text:p>
      <text:p text:style-name="P14">Furnished upon request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Page 2/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charset="x-symbol"/>
    <style:font-face style:name="Wingdings 2" svg:font-family="'Wingdings 2'" style:font-charset="x-symbol"/>
    <style:font-face style:name="StarSymbol" svg:font-family="StarSymbol, 'Arial Unicode MS'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ddress_20_1" style:display-name="Address 1" style:family="paragraph" style:parent-style-name="Standard" style:next-style-name="Address_20_2">
      <style:paragraph-properties fo:margin-top="0in" fo:margin-bottom="0.0827in" fo:text-align="center" style:justify-single-word="false" fo:padding="0in" fo:border-left="none" fo:border-right="none" fo:border-top="none" fo:border-bottom="0.0008in solid #000000"/>
      <style:text-properties fo:font-variant="small-caps" fo:font-size="18pt" fo:letter-spacing="0.0417in" style:font-size-asian="18pt" style:font-size-complex="18pt"/>
    </style:style>
    <style:style style:name="Address_20_2" style:display-name="Address 2" style:family="paragraph" style:parent-style-name="Address_20_1">
      <style:paragraph-properties fo:margin-top="0in" fo:margin-bottom="0.0429in" fo:padding="0in" fo:border="none"/>
      <style:text-properties fo:font-variant="normal" fo:text-transform="none" fo:font-size="10pt" fo:letter-spacing="normal" fo:font-style="italic" style:font-size-asian="10pt" style:font-style-asian="italic" style:font-size-complex="10pt" style:font-style-complex="italic"/>
    </style:style>
    <style:style style:name="List_20_Indent" style:display-name="List Indent" style:family="paragraph" style:parent-style-name="Text_20_body" style:class="text">
      <style:paragraph-properties fo:margin-left="1.752in" fo:margin-right="0in" fo:margin-top="0in" fo:margin-bottom="0.0429in" fo:keep-together="always" fo:text-indent="-1.5in" style:auto-text-indent="false">
        <style:tab-stops>
          <style:tab-stop style:position="6.2602in"/>
          <style:tab-stop style:position="8.0126in"/>
        </style:tab-stops>
      </style:paragraph-properties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1z1" style:num-suffix=".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1z0" style:num-suffix=".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1z1" style:num-suffix=".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1z0" style:num-suffix=".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1z1" style:num-suffix=".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2z1" style:num-suffix=".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2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2z1" style:num-suffix=".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2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2z1" style:num-suffix=".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2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16T02:38:49</meta:creation-date>
    <dc:creator>flatline</dc:creator>
    <dc:date>2009-04-16T13:29:52</dc:date>
    <meta:editing-cycles>4</meta:editing-cycles>
    <meta:editing-duration>PT7H8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1" meta:word-count="648" meta:character-count="4405"/>
  </office:meta>
</office:document-meta>
</file>